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13f3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97f7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597f7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921e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857d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e0e2d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da26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3a5b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f0d1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857d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e0e2d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8857d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8857d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e0e2d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8857d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e0e2d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8857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e0e2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e0e2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8857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8857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8857d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8857d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8857d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8857d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8857d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8857d" style:font-name-asian="Times New Roman1" style:font-size-asian="12pt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e0e2d" style:font-name-asian="Times New Roman1" style:font-size-asian="12pt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13a5b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8857d" style:font-size-asian="12pt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8857d" style:font-size-asian="12pt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e0e2d" style:font-size-asian="12pt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e0e2d" style:font-size-asian="12pt" style:font-size-complex="12pt" style:language-complex="ar" style:country-complex="SA"/>
    </style:style>
    <style:style style:name="P46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8857d" style:font-size-asian="12pt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d1ae8" style:font-size-asian="12pt" style:font-size-complex="12pt"/>
    </style:style>
    <style:style style:name="P4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ce04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d7e3d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d7e3d" style:font-size-asian="12pt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e045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d7e3d" style:font-size-asian="12pt" style:font-size-complex="12pt" style:language-complex="ar" style:country-complex="SA"/>
    </style:style>
    <style:style style:name="P56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e0e2d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d1ae8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bb99b" style:font-name-asian="Symbol1" style:font-name-complex="Times New Roman"/>
    </style:style>
    <style:style style:name="T2" style:family="text">
      <style:text-properties style:text-position="sub 58%" officeooo:rsid="001d1f55" style:font-name-asian="Symbol1" style:font-name-complex="Times New Roman"/>
    </style:style>
    <style:style style:name="T3" style:family="text">
      <style:text-properties style:text-position="sub 58%" officeooo:rsid="00152ee4" style:font-name-asian="Symbol1"/>
    </style:style>
    <style:style style:name="T4" style:family="text">
      <style:text-properties style:text-position="sub 58%" officeooo:rsid="00152284" style:font-name-asian="Symbol1"/>
    </style:style>
    <style:style style:name="T5" style:family="text">
      <style:text-properties style:text-position="sub 58%" style:font-name-complex="Times New Roman"/>
    </style:style>
    <style:style style:name="T6" style:family="text">
      <style:text-properties style:text-position="sub 58%" officeooo:rsid="001f6207" style:font-name-complex="Times New Roman"/>
    </style:style>
    <style:style style:name="T7" style:family="text">
      <style:text-properties style:text-position="sub 58%" officeooo:rsid="00413a5b" style:font-name-complex="Times New Roman"/>
    </style:style>
    <style:style style:name="T8" style:family="text">
      <style:text-properties style:text-position="sub 58%" style:font-name="Times New Roman" fo:language="uk" fo:country="UA" officeooo:rsid="00413a5b" style:font-name-complex="Times New Roman" style:language-complex="ar" style:country-complex="SA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-complex="Times New Roman"/>
    </style:style>
    <style:style style:name="T11" style:family="text">
      <style:text-properties style:text-position="super 58%" officeooo:rsid="00152284" style:font-name-asian="Symbol1"/>
    </style:style>
    <style:style style:name="T12" style:family="text">
      <style:text-properties style:text-position="super 58%" officeooo:rsid="00152ee4" style:font-name-asian="Symbol1"/>
    </style:style>
    <style:style style:name="T13" style:family="text">
      <style:text-properties style:text-position="0% 100%" officeooo:rsid="0015a3a6" style:font-name-asian="Symbol1" style:font-name-complex="Times New Roman"/>
    </style:style>
    <style:style style:name="T14" style:family="text">
      <style:text-properties style:text-position="0% 100%" officeooo:rsid="0016bcc7" style:font-name-asian="Symbol1" style:font-name-complex="Times New Roman"/>
    </style:style>
    <style:style style:name="T15" style:family="text">
      <style:text-properties style:text-position="0% 100%" officeooo:rsid="0019ccc0" style:font-name-asian="Symbol1" style:font-name-complex="Times New Roman"/>
    </style:style>
    <style:style style:name="T16" style:family="text">
      <style:text-properties style:text-position="0% 100%" officeooo:rsid="003af8b7" style:font-name-asian="Symbol1" style:font-name-complex="Times New Roman"/>
    </style:style>
    <style:style style:name="T17" style:family="text">
      <style:text-properties style:text-position="0% 100%" officeooo:rsid="004e0e2d" style:font-name-asian="Symbol1" style:font-name-complex="Times New Roman"/>
    </style:style>
    <style:style style:name="T18" style:family="text">
      <style:text-properties style:text-position="0% 100%" officeooo:rsid="00152284" style:font-name-asian="Symbol1"/>
    </style:style>
    <style:style style:name="T19" style:family="text">
      <style:text-properties style:text-position="0% 100%" officeooo:rsid="00152ee4" style:font-name-asian="Symbol1"/>
    </style:style>
    <style:style style:name="T20" style:family="text">
      <style:text-properties style:text-position="0% 100%" officeooo:rsid="0015a3a6" style:font-name-asian="Symbol1"/>
    </style:style>
    <style:style style:name="T21" style:family="text">
      <style:text-properties style:text-position="0% 100%" officeooo:rsid="0006f533" style:font-name-asian="Times New Roman1" style:font-name-complex="Times New Roman1"/>
    </style:style>
    <style:style style:name="T22" style:family="text">
      <style:text-properties style:text-position="0% 100%" officeooo:rsid="001e28a3" style:font-name-complex="Times New Roman"/>
    </style:style>
    <style:style style:name="T23" style:family="text">
      <style:text-properties style:text-position="0% 100%" officeooo:rsid="001f6207" style:font-name-complex="Times New Roman"/>
    </style:style>
    <style:style style:name="T24" style:family="text">
      <style:text-properties style:text-position="0% 100%" officeooo:rsid="00152284" style:font-name-asian="Symbol" style:font-name-complex="Symbol"/>
    </style:style>
    <style:style style:name="T25" style:family="text">
      <style:text-properties style:font-name-asian="Symbol" style:font-name-complex="Symbol"/>
    </style:style>
    <style:style style:name="T26" style:family="text">
      <style:text-properties officeooo:rsid="0003347c" style:font-name-asian="Symbol" style:font-name-complex="Symbol"/>
    </style:style>
    <style:style style:name="T27" style:family="text">
      <style:text-properties officeooo:rsid="00067e84" style:font-name-asian="Symbol" style:font-name-complex="Symbol"/>
    </style:style>
    <style:style style:name="T28" style:family="text">
      <style:text-properties officeooo:rsid="002f74a9" style:font-name-asian="Symbol" style:font-name-complex="Symbol"/>
    </style:style>
    <style:style style:name="T29" style:family="text">
      <style:text-properties officeooo:rsid="001bb99b" style:font-name-asian="Symbol" style:font-name-complex="Symbol"/>
    </style:style>
    <style:style style:name="T30" style:family="text">
      <style:text-properties officeooo:rsid="00209f49" style:font-name-asian="Symbol" style:font-name-complex="Symbol"/>
    </style:style>
    <style:style style:name="T31" style:family="text">
      <style:text-properties style:font-name-asian="Symbol1"/>
    </style:style>
    <style:style style:name="T32" style:family="text">
      <style:text-properties style:font-name-asian="Symbol1" style:font-name-complex="Times New Roman"/>
    </style:style>
    <style:style style:name="T33" style:family="text">
      <style:text-properties officeooo:rsid="00133909" style:font-name-asian="Symbol1" style:font-name-complex="Times New Roman"/>
    </style:style>
    <style:style style:name="T34" style:family="text">
      <style:text-properties officeooo:rsid="00213a04" style:font-name-asian="Symbol1" style:font-name-complex="Times New Roman"/>
    </style:style>
    <style:style style:name="T35" style:family="text">
      <style:text-properties officeooo:rsid="001bb99b" style:font-name-asian="Symbol1" style:font-name-complex="Times New Roman"/>
    </style:style>
    <style:style style:name="T36" style:family="text">
      <style:text-properties officeooo:rsid="001d1f55" style:font-name-asian="Symbol1" style:font-name-complex="Times New Roman"/>
    </style:style>
    <style:style style:name="T37" style:family="text">
      <style:text-properties officeooo:rsid="00209f49" style:font-name-asian="Symbol1" style:font-name-complex="Times New Roman"/>
    </style:style>
    <style:style style:name="T38" style:family="text">
      <style:text-properties officeooo:rsid="0019ccc0" style:font-name-asian="Symbol1" style:font-name-complex="Times New Roman"/>
    </style:style>
    <style:style style:name="T39" style:family="text">
      <style:text-properties officeooo:rsid="004e0e2d" style:font-name-asian="Symbol1" style:font-name-complex="Times New Roman"/>
    </style:style>
    <style:style style:name="T40" style:family="text">
      <style:text-properties style:font-name-asian="Symbol1" style:font-name-complex="Symbol1"/>
    </style:style>
    <style:style style:name="T41" style:family="text">
      <style:text-properties officeooo:rsid="00113f11" style:font-name-asian="Symbol1" style:font-name-complex="Symbol1"/>
    </style:style>
    <style:style style:name="T42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44" style:family="text">
      <style:text-properties style:use-window-font-color="true" style:text-position="0% 100%" style:font-name="Times New Roman" fo:language="uk" fo:country="UA" officeooo:rsid="00519acb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0% 100%" style:font-name="Times New Roman" fo:language="uk" fo:country="UA" officeooo:rsid="004e0e2d" style:font-name-asian="Symbol1" style:font-name-complex="Times New Roman" style:language-complex="ar" style:country-complex="SA"/>
    </style:style>
    <style:style style:name="T46" style:family="text">
      <style:text-properties style:use-window-font-color="true" style:text-position="0% 100%" style:font-name-asian="Symbol1"/>
    </style:style>
    <style:style style:name="T47" style:family="text">
      <style:text-properties style:use-window-font-color="true" style:text-position="0% 100%" officeooo:rsid="0019ccc0" style:font-name-asian="Symbol1" style:font-name-complex="Times New Roman"/>
    </style:style>
    <style:style style:name="T48" style:family="text">
      <style:text-properties style:use-window-font-color="true" style:text-position="0% 100%" officeooo:rsid="001bb99b" style:font-name-asian="Symbol1" style:font-name-complex="Times New Roman"/>
    </style:style>
    <style:style style:name="T49" style:family="text">
      <style:text-properties style:use-window-font-color="true" style:text-position="0% 100%" officeooo:rsid="001d1f55" style:font-name-asian="Symbol1" style:font-name-complex="Times New Roman"/>
    </style:style>
    <style:style style:name="T50" style:family="text">
      <style:text-properties style:use-window-font-color="true" style:text-position="0% 100%" officeooo:rsid="00209f49" style:font-name-asian="Symbol1" style:font-name-complex="Times New Roman"/>
    </style:style>
    <style:style style:name="T51" style:family="text">
      <style:text-properties style:use-window-font-color="true" style:text-position="0% 100%" officeooo:rsid="00213a04" style:font-name-asian="Symbol1" style:font-name-complex="Times New Roman"/>
    </style:style>
    <style:style style:name="T52" style:family="text">
      <style:text-properties style:use-window-font-color="true" style:text-position="0% 100%" officeooo:rsid="0021d54f" style:font-name-asian="Symbol1" style:font-name-complex="Times New Roman"/>
    </style:style>
    <style:style style:name="T53" style:family="text">
      <style:text-properties style:use-window-font-color="true" style:text-position="0% 100%" officeooo:rsid="004e0e2d" style:font-name-asian="Symbol1" style:font-name-complex="Times New Roman"/>
    </style:style>
    <style:style style:name="T54" style:family="text">
      <style:text-properties style:use-window-font-color="true" style:text-position="0% 100%" officeooo:rsid="001bb99b" style:font-name-asian="Symbol1"/>
    </style:style>
    <style:style style:name="T55" style:family="text">
      <style:text-properties style:use-window-font-color="true" style:text-position="0% 100%" officeooo:rsid="00152ee4" style:font-name-asian="Symbol1"/>
    </style:style>
    <style:style style:name="T56" style:family="text">
      <style:text-properties style:use-window-font-color="true" style:text-position="0% 100%" officeooo:rsid="0015a3a6" style:font-name-asian="Symbol1"/>
    </style:style>
    <style:style style:name="T57" style:family="text">
      <style:text-properties style:use-window-font-color="true" style:text-position="0% 100%" officeooo:rsid="001bb99b" style:font-name-asian="Symbol" style:font-name-complex="Symbol"/>
    </style:style>
    <style:style style:name="T58" style:family="text">
      <style:text-properties style:use-window-font-color="true" style:text-position="0% 100%" officeooo:rsid="00209f49" style:font-name-asian="Symbol" style:font-name-complex="Symbol"/>
    </style:style>
    <style:style style:name="T59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60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62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63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0% 100%" fo:language="uk" fo:country="UA" officeooo:rsid="004e0e2d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4" style:family="text">
      <style:text-properties style:use-window-font-color="true" style:text-position="0% 100%" style:font-name-asian="Times New Roman1" style:font-name-complex="Times New Roman1"/>
    </style:style>
    <style:style style:name="T75" style:family="text">
      <style:text-properties style:use-window-font-color="true" style:text-position="0% 100%" officeooo:rsid="00226033" style:font-name-asian="Times New Roman1" style:font-name-complex="Times New Roman1"/>
    </style:style>
    <style:style style:name="T76" style:family="text">
      <style:text-properties style:use-window-font-color="true" style:text-position="0% 100%" officeooo:rsid="0023fb3a" style:font-name-asian="Times New Roman1" style:font-name-complex="Times New Roman1"/>
    </style:style>
    <style:style style:name="T77" style:family="text">
      <style:text-properties style:use-window-font-color="true" style:text-position="0% 100%" officeooo:rsid="00259524" style:font-name-asian="Times New Roman1" style:font-name-complex="Times New Roman1"/>
    </style:style>
    <style:style style:name="T78" style:family="text">
      <style:text-properties style:use-window-font-color="true" style:text-position="sub 58%" style:font-name="Times New Roman" fo:language="uk" fo:country="UA" officeooo:rsid="00413a5b" style:font-name-asian="Calibri" style:font-name-complex="Times New Roman" style:language-complex="ar" style:country-complex="SA"/>
    </style:style>
    <style:style style:name="T79" style:family="text">
      <style:text-properties style:use-window-font-color="true" style:text-position="sub 58%" officeooo:rsid="001bb99b" style:font-name-asian="Symbol1" style:font-name-complex="Times New Roman"/>
    </style:style>
    <style:style style:name="T80" style:family="text">
      <style:text-properties style:use-window-font-color="true" style:text-position="sub 58%" officeooo:rsid="001bb99b" style:font-name-asian="Symbol1"/>
    </style:style>
    <style:style style:name="T81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3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4" style:family="text">
      <style:text-properties style:use-window-font-color="true" officeooo:rsid="001f6207" style:font-name-asian="Calibri" style:font-name-complex="Times New Roman"/>
    </style:style>
    <style:style style:name="T85" style:family="text">
      <style:text-properties style:use-window-font-color="true" officeooo:rsid="00113f11" style:font-name-asian="Calibri" style:font-name-complex="Times New Roman"/>
    </style:style>
    <style:style style:name="T86" style:family="text">
      <style:text-properties style:use-window-font-color="true" officeooo:rsid="004e0e2d" style:font-name-asian="Calibri" style:font-name-complex="Times New Roman"/>
    </style:style>
    <style:style style:name="T87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88" style:family="text">
      <style:text-properties fo:font-variant="normal" fo:text-transform="none" fo:letter-spacing="normal" fo:font-style="normal" fo:font-weight="normal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4e0e2d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e0e2d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4e0e2d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260e85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4e0e2d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2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3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4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5" style:family="text">
      <style:text-properties style:font-name-complex="Times New Roman"/>
    </style:style>
    <style:style style:name="T126" style:family="text">
      <style:text-properties officeooo:rsid="000d5c2d" style:font-name-complex="Times New Roman"/>
    </style:style>
    <style:style style:name="T127" style:family="text">
      <style:text-properties officeooo:rsid="00067e84" style:font-name-complex="Times New Roman"/>
    </style:style>
    <style:style style:name="T128" style:family="text">
      <style:text-properties officeooo:rsid="001e28a3" style:font-name-complex="Times New Roman"/>
    </style:style>
    <style:style style:name="T129" style:family="text">
      <style:text-properties officeooo:rsid="001f6207" style:font-name-complex="Times New Roman"/>
    </style:style>
    <style:style style:name="T130" style:family="text">
      <style:text-properties officeooo:rsid="003de0ce" style:font-name-complex="Times New Roman"/>
    </style:style>
    <style:style style:name="T131" style:family="text">
      <style:text-properties officeooo:rsid="003fda26" style:font-name-complex="Times New Roman"/>
    </style:style>
    <style:style style:name="T132" style:family="text">
      <style:text-properties officeooo:rsid="00413a5b" style:font-name-complex="Times New Roman"/>
    </style:style>
    <style:style style:name="T133" style:family="text">
      <style:text-properties officeooo:rsid="00113f11" style:font-name-complex="Times New Roman"/>
    </style:style>
    <style:style style:name="T134" style:family="text">
      <style:text-properties officeooo:rsid="004a10ce" style:font-name-complex="Times New Roman"/>
    </style:style>
    <style:style style:name="T135" style:family="text">
      <style:text-properties officeooo:rsid="0003347c" style:font-name-asian="Symbola" style:font-name-complex="Symbola"/>
    </style:style>
    <style:style style:name="T136" style:family="text">
      <style:text-properties officeooo:rsid="0004d113" style:font-name-asian="Symbola" style:font-name-complex="Symbola"/>
    </style:style>
    <style:style style:name="T137" style:family="text">
      <style:text-properties officeooo:rsid="00067e84" style:font-name-asian="Symbola" style:font-name-complex="Symbola"/>
    </style:style>
    <style:style style:name="T138" style:family="text">
      <style:text-properties officeooo:rsid="0006f533" style:font-name-asian="Symbola" style:font-name-complex="Symbola"/>
    </style:style>
    <style:style style:name="T139" style:family="text">
      <style:text-properties officeooo:rsid="0006f533" style:font-name-asian="Times New Roman1" style:font-name-complex="Times New Roman1"/>
    </style:style>
    <style:style style:name="T140" style:family="text">
      <style:text-properties style:text-line-through-style="none" style:text-line-through-type="none" style:font-name-complex="Times New Roman"/>
    </style:style>
    <style:style style:name="T141" style:family="text">
      <style:text-properties style:text-line-through-style="none" style:text-line-through-type="none" style:font-name-asian="Symbol" style:font-name-complex="Symbol"/>
    </style:style>
    <style:style style:name="T142" style:family="text">
      <style:text-properties officeooo:rsid="003a5bbb"/>
    </style:style>
    <style:style style:name="T143" style:family="text">
      <style:text-properties officeooo:rsid="003aed4b"/>
    </style:style>
    <style:style style:name="T144" style:family="text">
      <style:text-properties style:font-name="Times New Roman" fo:language="uk" fo:country="UA" style:font-name-complex="Times New Roman" style:language-complex="ar" style:country-complex="SA"/>
    </style:style>
    <style:style style:name="T145" style:family="text">
      <style:text-properties style:font-name="Times New Roman" fo:language="uk" fo:country="UA" officeooo:rsid="00413a5b" style:font-name-complex="Times New Roman" style:language-complex="ar" style:country-complex="SA"/>
    </style:style>
    <style:style style:name="T146" style:family="text">
      <style:text-properties officeooo:rsid="004413f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Варіант №<text:span text:style-name="T142">1</text:span><text:span text:style-name="T143">1</text:span></text:p>
      <text:p text:style-name="P2"/>
      <text:p text:style-name="P2">1) Які з наведених співвідношень є правильними?</text:p>
      <text:list xml:id="list2504265218" text:style-name="L1">
        <text:list-item>
          <text:p text:style-name="P49"><text:span text:style-name="T25">⊘∈</text:span>{<text:span text:style-name="T25">⊘</text:span>, 1, {2}};</text:p>
        </text:list-item>
        <text:list-item>
          <text:p text:style-name="P52">{1, 2, 3} = {1, 3, 2}; <text:s/></text:p>
        </text:list-item>
        <text:list-item>
          <text:p text:style-name="P53"><text:span text:style-name="T140">|{⊘}| = 1;</text:span><text:span text:style-name="T125"> <text:s/></text:span></text:p>
        </text:list-item>
        <text:list-item>
          <text:p text:style-name="P54"><text:span text:style-name="T125">{</text:span><text:span text:style-name="T25">⊘</text:span><text:span text:style-name="T125">}</text:span><text:span text:style-name="T25">∈</text:span><text:span text:style-name="T125">{1, {2}}; <text:s/></text:span></text:p>
        </text:list-item>
        <text:list-item>
          <text:p text:style-name="P54"><text:span text:style-name="T140">1</text:span><text:span text:style-name="T141">⊆</text:span><text:span text:style-name="T140">{1, {2}}</text:span><text:span text:style-name="T125">; <text:s/></text:span></text:p>
        </text:list-item>
        <text:list-item>
          <text:p text:style-name="P51"><text:span text:style-name="T125">{{2}}</text:span><text:span text:style-name="T25">⊆</text:span><text:span text:style-name="T125">{1, {2}};</text:span></text:p>
        </text:list-item>
        <text:list-item>
          <text:p text:style-name="P50">{1, 2, 3} = {{1, 2}, {2, 3}};</text:p>
        </text:list-item>
        <text:list-item>
          <text:p text:style-name="P54"><text:span text:style-name="T25">⊘∈</text:span><text:span text:style-name="T125">{1, {2}}; <text:s/></text:span></text:p>
        </text:list-item>
        <text:list-item>
          <text:p text:style-name="P54"><text:span text:style-name="T140">{{2}}</text:span><text:span text:style-name="T141">∈</text:span><text:span text:style-name="T140">{1, {2}};</text:span><text:span text:style-name="T125"> <text:s/></text:span></text:p>
        </text:list-item>
        <text:list-item>
          <text:p text:style-name="P54"><text:span text:style-name="T135">⊘</text:span><text:span text:style-name="T25">⊆</text:span><text:span text:style-name="T125">{1, {2}}; <text:s/></text:span></text:p>
        </text:list-item>
        <text:list-item>
          <text:p text:style-name="P55"><text:span text:style-name="T125">{1, {2}}</text:span><text:span text:style-name="T126">=</text:span><text:span text:style-name="T125">{</text:span><text:span text:style-name="T25">⊘</text:span><text:span text:style-name="T125">, 1, {2}};</text:span></text:p>
        </text:list-item>
        <text:list-item>
          <text:p text:style-name="P54"><text:span text:style-name="T125">{</text:span><text:span text:style-name="T25">⊘</text:span><text:span text:style-name="T125">}</text:span><text:span text:style-name="T25">⊆</text:span><text:span text:style-name="T125">{1, {2}}; <text:s/></text:span></text:p>
          <text:p text:style-name="P56"/>
        </text:list-item>
      </text:list>
      <text:p text:style-name="P14"><text:span text:style-name="T125">2) Для заданої множини A = {</text:span><text:span text:style-name="T25">⊘</text:span><text:span text:style-name="T125">, {</text:span><text:span text:style-name="T130">f</text:span><text:span text:style-name="T125">, </text:span><text:span text:style-name="T130">h</text:span><text:span text:style-name="T125">}} побудувати булеан </text:span><text:span text:style-name="T26">β</text:span><text:span text:style-name="T125">(A) множини A.</text:span></text:p>
      <text:p text:style-name="P3"/>
      <text:p text:style-name="P15"><text:span text:style-name="T125">3) Нехай A={1, </text:span><text:span text:style-name="T131">5</text:span><text:span text:style-name="T125">, </text:span><text:span text:style-name="T131">6</text:span><text:span text:style-name="T125">, </text:span><text:span text:style-name="T131">8</text:span><text:span text:style-name="T125">}, B={</text:span><text:span text:style-name="T131">5</text:span><text:span text:style-name="T125">, 6, 7}. Знайти A</text:span><text:span text:style-name="T136">⋂</text:span><text:span text:style-name="T125">B, A</text:span><text:span text:style-name="T136">⋃</text:span><text:span text:style-name="T125">B, В\А, A\B, A</text:span><text:span text:style-name="T136">∇</text:span><text:span text:style-name="T125">B, де </text:span><text:span text:style-name="T25">∇</text:span><text:span text:style-name="T125"> - симетрична різниця.</text:span></text:p>
      <text:p text:style-name="P1"/>
      <text:p text:style-name="P14"><text:span text:style-name="T125">4) Довести, що </text:span><text:span text:style-name="T25">β</text:span><text:span text:style-name="T125">(A</text:span><text:span text:style-name="T25">⋂</text:span><text:span text:style-name="T125">C) = </text:span><text:span text:style-name="T25">β</text:span><text:span text:style-name="T125">(A) </text:span><text:span text:style-name="T25">⋂</text:span><text:span text:style-name="T125"> </text:span><text:span text:style-name="T25">β</text:span><text:span text:style-name="T125">(C), де </text:span><text:span text:style-name="T25">β</text:span><text:span text:style-name="T125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25">(а) A </text:span><text:span text:style-name="T25">⋃ </text:span><text:span text:style-name="T125">(А </text:span><text:span text:style-name="T25">⋂ </text:span><text:span text:style-name="T125">В) = А; <text:s/></text:span></text:p>
      <text:p text:style-name="P16"><text:span text:style-name="T127">(б) <text:s/>(A </text:span><text:span text:style-name="T27">⋂</text:span><text:span text:style-name="T127"> B) ⋃ (А </text:span><text:span text:style-name="T27">⋂</text:span><text:span text:style-name="T137"> </text:span><text:span text:style-name="T127">В </text:span><text:span text:style-name="T27">⋂ </text:span><text:span text:style-name="T28">C</text:span><text:span text:style-name="T127">) ⋃ (A </text:span><text:span text:style-name="T27">⋂</text:span><text:span text:style-name="T127"> B </text:span><text:span text:style-name="T27">⋂ </text:span><text:span text:style-name="T28">D</text:span><text:span text:style-name="T127">) = A </text:span><text:span text:style-name="T27">⋂</text:span><text:span text:style-name="T127"> B.</text:span></text:p>
      <text:p text:style-name="P1"/>
      <text:p text:style-name="P14"><text:span text:style-name="T125">6) Довести, що не можна виразити операцію ⋃ через операції \ та </text:span><text:span text:style-name="T25">⋂</text:span><text:span text:style-name="T125">.</text:span></text:p>
      <text:p text:style-name="P1"/>
      <text:p text:style-name="P4">7) Нехай на множині М = {1, 2, 3, 4} задані відношення:</text:p>
      <text:p text:style-name="P17"><text:span text:style-name="T125">R</text:span><text:span text:style-name="T7">1</text:span><text:span text:style-name="T125">={(1,1), (2,2), (3,3), (4,4), (2,3), (2,4), (3,1), (4,1)}; </text:span></text:p>
      <text:p text:style-name="P17"><text:span text:style-name="T125">R</text:span><text:span text:style-name="T7">2</text:span><text:span text:style-name="T125"> = {(1,2), (1,3), (1,4), (2,1), (3,1), (3, 3), (4, 1)}; </text:span></text:p>
      <text:p text:style-name="P14"><text:span text:style-name="T125">R</text:span><text:span text:style-name="T7">3</text:span><text:span text:style-name="T125"> = {(1, 1), (2, 2), (3, 3), (4, 4), (1, 3), (2, 4), (3, 1), (4, 2)}; </text:span></text:p>
      <text:p text:style-name="P18"><text:span text:style-name="T125">R</text:span><text:span text:style-name="T7">4</text:span><text:span text:style-name="T125"> = {(1, 1), (1, 2), (1, 4), (2, 2), (2, 4), (3, 3), (3, 4), (4, 2), (4, 3), (4, 4)}</text:span><text:span text:style-name="T132">;</text:span></text:p>
      <text:p text:style-name="P41"><text:span text:style-name="T145">R</text:span><text:span text:style-name="T78">5</text:span><text:span text:style-name="T8"> </text:span><text:span text:style-name="T145">= {(1, 2), (1, 3), (2, 3), (2, 4), (4, 1), (4, 3)}</text:span><text:span text:style-name="T144">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5">8) Довести, що (A\B)</text:span><text:span text:style-name="T138">⨯</text:span><text:span text:style-name="T125">С=(A</text:span><text:span text:style-name="T25">⨯</text:span><text:span text:style-name="T125">С)\(B</text:span><text:span text:style-name="T25">⨯</text:span><text:span text:style-name="T125">С).</text:span></text:p>
      <text:p text:style-name="P6"/>
      <text:p text:style-name="P19"><text:span text:style-name="T125">9) Для відношень R</text:span><text:span text:style-name="T5">1</text:span><text:span text:style-name="T125"> і R</text:span><text:span text:style-name="T5">2</text:span><text:span text:style-name="T125"> таких, що R</text:span><text:span text:style-name="T5">1</text:span><text:span text:style-name="T25">⊆</text:span><text:span text:style-name="T125">R</text:span><text:span text:style-name="T5">2</text:span><text:span text:style-name="T125"> довести, що R</text:span><text:span text:style-name="T5">1</text:span><text:span text:style-name="T21">○</text:span><text:span text:style-name="T125">Q </text:span><text:span text:style-name="T25">⊆</text:span><text:span text:style-name="T125"> R</text:span><text:span text:style-name="T5">2</text:span><text:span text:style-name="T25">○</text:span><text:span text:style-name="T125">Q, де Q – довільне відношення.</text:span></text:p>
      <text:p text:style-name="P1"/>
      <text:p text:style-name="P14"><text:span text:style-name="T125">10) Довести, що композиція R</text:span><text:span text:style-name="T5">1</text:span><text:span text:style-name="T25">○</text:span><text:span text:style-name="T125">R</text:span><text:span text:style-name="T5">2</text:span><text:span text:style-name="T125"> симетричних відношень R</text:span><text:span text:style-name="T5">1</text:span><text:span text:style-name="T125"> і R</text:span><text:span text:style-name="T5">2</text:span><text:span text:style-name="T125"> буде симетричним відношенням тоді і тільки тоді, коли R</text:span><text:span text:style-name="T5">1</text:span><text:span text:style-name="T25">○</text:span><text:span text:style-name="T125">R</text:span><text:span text:style-name="T5">2</text:span><text:span text:style-name="T125"> = R</text:span><text:span text:style-name="T5">2</text:span><text:span text:style-name="T25">○</text:span><text:span text:style-name="T125">R</text:span><text:span text:style-name="T5">1</text:span><text:span text:style-name="T125">.</text:span></text:p>
      <text:p text:style-name="P1"/>
      <text:p text:style-name="P20"><text:span text:style-name="T125">11) В</text:span><text:span text:style-name="T128">ід</text:span><text:span text:style-name="T125">ношення R</text:span><text:span text:style-name="T10">+</text:span><text:span text:style-name="T125"> назива</text:span><text:span text:style-name="T128">є</text:span><text:span text:style-name="T125">ться транзитивн</text:span><text:span text:style-name="T128">и</text:span><text:span text:style-name="T125">м зам</text:span><text:span text:style-name="T128">и</text:span><text:span text:style-name="T125">кан</text:span><text:span text:style-name="T128">н</text:span><text:span text:style-name="T125">ям в</text:span><text:span text:style-name="T128">ід</text:span><text:span text:style-name="T125">ношення </text:span><text:span text:style-name="T128">R</text:span><text:span text:style-name="T125"> на М, якщо </text:span><text:span text:style-name="T128">a</text:span><text:span text:style-name="T125">R</text:span><text:span text:style-name="T10">+</text:span><text:span text:style-name="T22">b</text:span><text:span text:style-name="T125">, </text:span><text:span text:style-name="T128">де </text:span><text:span text:style-name="T125">а, </text:span><text:span text:style-name="T128">b</text:span><text:span text:style-name="T125"> </text:span><text:span text:style-name="T25">∈</text:span><text:span text:style-name="T125">М, тод</text:span><text:span text:style-name="T128">і</text:span><text:span text:style-name="T125"> й т</text:span><text:span text:style-name="T128">іл</text:span><text:span text:style-name="T125">ьки тод</text:span><text:span text:style-name="T128">і</text:span><text:span text:style-name="T125">, коли у множи</text:span><text:span text:style-name="T128">ні</text:span><text:span text:style-name="T125"> М </text:span><text:span text:style-name="T128">існ</text:span><text:span text:style-name="T125">у</text:span><text:span text:style-name="T128">є</text:span><text:span text:style-name="T125"> така посл</text:span><text:span text:style-name="T129">ід</text:span><text:span text:style-name="T125">ов</text:span><text:span text:style-name="T129">ні</text:span><text:span text:style-name="T125">сть елемен</text:span><text:span text:style-name="T129">ті</text:span><text:span text:style-name="T125">в а</text:span><text:span text:style-name="T6">1</text:span><text:span text:style-name="T125">, а</text:span><text:span text:style-name="T5">2</text:span><text:span text:style-name="T125">, ..., а</text:span><text:span text:style-name="T6">k</text:span><text:span text:style-name="T125">, що а</text:span><text:span text:style-name="T6">1</text:span><text:span text:style-name="T125"> = а, а</text:span><text:span text:style-name="T6">k</text:span><text:span text:style-name="T125"> = </text:span><text:span text:style-name="T84">b</text:span><text:span text:style-name="T125"> </text:span><text:span text:style-name="T129">і</text:span><text:span text:style-name="T125"> а</text:span><text:span text:style-name="T6">1</text:span><text:span text:style-name="T125">Rа</text:span><text:span text:style-name="T5">2</text:span><text:span text:style-name="T125">, а</text:span><text:span text:style-name="T6">2</text:span><text:span text:style-name="T125">Rа</text:span><text:span text:style-name="T6">3</text:span><text:span text:style-name="T125">, ..., <text:s/>а</text:span><text:span text:style-name="T6">k-1</text:span><text:span text:style-name="T125">Rа</text:span><text:span text:style-name="T6">k</text:span><text:span text:style-name="T23">. </text:span><text:span text:style-name="T125">Довести, що R</text:span><text:span text:style-name="T10">+</text:span><text:span text:style-name="T125"> = R</text:span><text:span text:style-name="T10">(1)</text:span><text:span text:style-name="T125">⋃R</text:span><text:span text:style-name="T10">(2)</text:span><text:span text:style-name="T125">⋃...⋃R</text:span><text:span text:style-name="T10">(k)</text:span><text:span text:style-name="T125">⋃..., де R</text:span><text:span text:style-name="T10">(k)</text:span><text:span text:style-name="T125">= R</text:span><text:span text:style-name="T25">○</text:span><text:span text:style-name="T125">...</text:span><text:span text:style-name="T25">○</text:span><text:span text:style-name="T125">R k разів.</text:span></text:p>
      <text:p text:style-name="P7"/>
      <text:p text:style-name="P14"><text:span text:style-name="T125">12) Довести, якщо f</text:span><text:span text:style-name="T25">⊆</text:span><text:span text:style-name="T125">А</text:span><text:span text:style-name="T25">⨯</text:span><text:span text:style-name="T125">В і g</text:span><text:span text:style-name="T25">⊆</text:span><text:span text:style-name="T125">B</text:span><text:span text:style-name="T25">⨯</text:span><text:span text:style-name="T125">C - функціональні відношення, то f</text:span><text:span text:style-name="T25">○</text:span><text:span text:style-name="T125">g</text:span><text:span text:style-name="T25">⊆</text:span><text:span text:style-name="T125">А</text:span><text:span text:style-name="T25">⨯</text:span><text:span text:style-name="T125">C також функціональне.</text:span></text:p>
      <text:p text:style-name="P1"/>
      <text:p text:style-name="P21"><text:soft-page-break/><text:span text:style-name="T125">13) Довести, що відношення f</text:span><text:span text:style-name="T25">⊆</text:span><text:span text:style-name="T125">А</text:span><text:span text:style-name="T25">⨯</text:span><text:span text:style-name="T125">В є ін’єктивним відношенням тоді й тільки тоді, коли f</text:span><text:span text:style-name="T25">○</text:span><text:span text:style-name="T125">f</text:span><text:span text:style-name="T10">-1</text:span><text:span text:style-name="T25">⊆</text:span><text:span text:style-name="T125">і</text:span><text:span text:style-name="T5">А</text:span><text:span text:style-name="T125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46">1</text:span> = {(a, 2), (a, 5), (b, 1), (b, 5), (c, 2), (d, 3), (d, 5)}, </text:p>
      <text:p text:style-name="P8">C<text:span text:style-name="T146">2</text:span> = {(a, 2), (a, 3), (b, 1), (c, 4), (c, 5), (d, 1), (e, 2), (e, 4)}, <text:s text:c="3"/></text:p>
      <text:p text:style-name="P8">C<text:span text:style-name="T146">3</text:span> = {(a, 4), (b, 3), (c, 5), (d, 2), (e, 1)}, </text:p>
      <text:p text:style-name="P8">C<text:span text:style-name="T146">4</text:span> = {(a, 2), (b, 3), (c, 4), (d, 1), (e, 5)},</text:p>
      <text:p text:style-name="P8">C<text:span text:style-name="T146">5</text:span> = {(a, 3), (b, 2), (c, 3), (e, 3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75">Довести, що для дов</text:span><text:span text:style-name="T76">іл</text:span><text:span text:style-name="T75">ьного в</text:span><text:span text:style-name="T76">ід</text:span><text:span text:style-name="T75">ношення екв</text:span><text:span text:style-name="T76">і</text:span><text:span text:style-name="T75">валентнос</text:span><text:span text:style-name="T76">ті</text:span><text:span text:style-name="T75"> </text:span><text:span text:style-name="T54">R</text:span><text:span text:style-name="T75"> наведе</text:span><text:span text:style-name="T76">ні</text:span><text:span text:style-name="T75"> твердження р</text:span><text:span text:style-name="T76">і</text:span><text:span text:style-name="T75">вносиль</text:span><text:span text:style-name="T76">ні</text:span><text:span text:style-name="T75">:</text:span></text:p>
      <text:p text:style-name="P10"><text:span text:style-name="T74">(а) (х, у)</text:span><text:span text:style-name="T77">∈</text:span><text:span text:style-name="T54">R; </text:span><text:span text:style-name="T46">(б)</text:span><text:span text:style-name="T54"> [x]</text:span><text:span text:style-name="T80">R</text:span><text:span text:style-name="T54"> </text:span><text:span text:style-name="T57">⋂</text:span><text:span text:style-name="T54"> [y]</text:span><text:span text:style-name="T80">R</text:span><text:span text:style-name="T54"> </text:span><text:span text:style-name="T75">≠</text:span><text:span text:style-name="T54"> </text:span><text:span text:style-name="T57">⊘</text:span><text:span text:style-name="T54">; </text:span><text:span text:style-name="T46">(в) </text:span><text:span text:style-name="T54">[x]</text:span><text:span text:style-name="T80">R</text:span><text:span text:style-name="T54"> = [y]</text:span><text:span text:style-name="T80">R</text:span><text:span text:style-name="T54">.</text:span></text:p>
      <text:p text:style-name="P1"/>
      <text:p text:style-name="P9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6"><text:span text:style-name="T125">18) Нехай R і Q – часткові порядки на множині А. Довести, що R</text:span><text:span text:style-name="T25">⋂</text:span><text:span text:style-name="T125">Q - частковий порядок на А.</text:span></text:p>
      <text:p text:style-name="P12"/>
      <text:p text:style-name="P12">19) Побудувати відношення лінійного порядку на множині N<text:span text:style-name="T9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2"><text:span text:style-name="T125">23) Нехай А – довільна множина, f: A</text:span><text:span text:style-name="T139">→</text:span><text:span text:style-name="T25">β</text:span><text:span text:style-name="T125">(A) - відображення. Довести, що f(A)</text:span><text:span text:style-name="T139">≠</text:span><text:span text:style-name="T25">β</text:span><text:span text:style-name="T125">(A) і |f(A)|&lt;|</text:span><text:span text:style-name="T25">β</text:span><text:span text:style-name="T125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31">Знайти множини:</text:span></text:p>
      <text:p text:style-name="P22"><text:span text:style-name="T32">(а) {</text:span><text:span text:style-name="T40">⊘</text:span><text:span text:style-name="T32">} </text:span><text:span text:style-name="T40">⋂</text:span><text:span text:style-name="T32"> {</text:span><text:span text:style-name="T40">⊘</text:span><text:span text:style-name="T32">}; <text:s/></text:span></text:p>
      <text:p text:style-name="P22"><text:span text:style-name="T32">(б) {</text:span><text:span text:style-name="T40">⊘</text:span><text:span text:style-name="T32">, {</text:span><text:span text:style-name="T40">⊘</text:span><text:span text:style-name="T32">}} \ </text:span><text:span text:style-name="T40">⊘</text:span><text:span text:style-name="T32">; </text:span></text:p>
      <text:p text:style-name="P22"><text:span text:style-name="T32">(в) </text:span><text:span text:style-name="T40">⊘</text:span><text:span text:style-name="T32"> </text:span><text:span text:style-name="T40">⋂</text:span><text:span text:style-name="T32"> {</text:span><text:span text:style-name="T40">⊘</text:span><text:span text:style-name="T32">}; </text:span></text:p>
      <text:p text:style-name="P12"><text:span text:style-name="T31">(г) {</text:span><text:span text:style-name="T40">⊘</text:span><text:span text:style-name="T31">, {</text:span><text:span text:style-name="T40">⊘</text:span><text:span text:style-name="T31">}} \ {{</text:span><text:span text:style-name="T40">⊘</text:span><text:span text:style-name="T31">}}; </text:span></text:p>
      <text:p text:style-name="P12"><text:span text:style-name="T31">(д) </text:span><text:span text:style-name="T40">⊘</text:span><text:span text:style-name="T31">⋃{</text:span><text:span text:style-name="T40">⊘</text:span><text:span text:style-name="T31">}; </text:span></text:p>
      <text:p text:style-name="P12"><text:span text:style-name="T31">(е) {</text:span><text:span text:style-name="T40">⊘</text:span><text:span text:style-name="T31">, {</text:span><text:span text:style-name="T40">⊘</text:span><text:span text:style-name="T31">}} \ {</text:span><text:span text:style-name="T40">⊘</text:span><text:span text:style-name="T31">}.</text:span></text:p>
      <text:p text:style-name="P12"/>
      <text:p text:style-name="P12">26) <text:span text:style-name="T18">Нехай А = {а</text:span><text:span text:style-name="T3">1</text:span><text:span text:style-name="T18">, а</text:span><text:span text:style-name="T4">2</text:span><text:span text:style-name="T18">, ..., а</text:span><text:span text:style-name="T3">n</text:span><text:span text:style-name="T18">} — ск</text:span><text:span text:style-name="T19">ін</text:span><text:span text:style-name="T18">ченна множина, </text:span><text:span text:style-name="T19">що складається</text:span><text:span text:style-name="T18"> з </text:span><text:span text:style-name="T19">n </text:span><text:span text:style-name="T18">елемент</text:span><text:span text:style-name="T19">ів</text:span><text:span text:style-name="T18"> (|</text:span><text:span text:style-name="T19">А</text:span><text:span text:style-name="T18">| = </text:span><text:span text:style-name="T19">n</text:span><text:span text:style-name="T18">). </text:span><text:span text:style-name="T55">Довести,</text:span><text:span text:style-name="T18"> </text:span><text:span text:style-name="T19">що </text:span><text:span text:style-name="T18">к</text:span><text:span text:style-name="T19">іл</text:span><text:span text:style-name="T18">ь</text:span><text:span text:style-name="T19">кі</text:span><text:span text:style-name="T18">сть ус</text:span><text:span text:style-name="T19">і</text:span><text:span text:style-name="T18">х п</text:span><text:span text:style-name="T19">ід</text:span><text:span text:style-name="T18">множин множин</text:span><text:span text:style-name="T19">и А (її булеан </text:span><text:span text:style-name="T24">β</text:span><text:span text:style-name="T18">(A)</text:span><text:span text:style-name="T19">) </text:span><text:span text:style-name="T18">дор</text:span><text:span text:style-name="T19">і</text:span><text:span text:style-name="T18">вню</text:span><text:span text:style-name="T19">є</text:span><text:span text:style-name="T18"> 2</text:span><text:span text:style-name="T11">|</text:span><text:span text:style-name="T12">А</text:span><text:span text:style-name="T11">|</text:span><text:span text:style-name="T18">, тобто |</text:span><text:span text:style-name="T24">β</text:span><text:span text:style-name="T18">(A)|</text:span><text:span text:style-name="T19">=</text:span><text:span text:style-name="T18">2</text:span><text:span text:style-name="T11">|</text:span><text:span text:style-name="T12">А</text:span><text:span text:style-name="T11">|</text:span><text:span text:style-name="T18">.</text:span></text:p>
      <text:p text:style-name="P12"/>
      <text:p text:style-name="P12">27) <text:span text:style-name="T18">Встановити вза</text:span><text:span text:style-name="T20">є</text:span><text:span text:style-name="T18">мно-однозначну в</text:span><text:span text:style-name="T20">ід</text:span><text:span text:style-name="T18">пов</text:span><text:span text:style-name="T20">ід</text:span><text:span text:style-name="T18">н</text:span><text:span text:style-name="T20">іс</text:span><text:span text:style-name="T18">ть </text:span><text:span text:style-name="T20">мі</text:span><text:span text:style-name="T18">ж множиною натуральних чисел N </text:span><text:span text:style-name="T20">і</text:span><text:span text:style-name="T18"> множиною ц</text:span><text:span text:style-name="T56">іл</text:span><text:span text:style-name="T18">их чисел </text:span><text:span text:style-name="T20">Z.</text:span></text:p>
      <text:p text:style-name="P12"/>
      <text:p text:style-name="P42"><text:span text:style-name="T144">28) Довести, об’єднання </text:span><text:span text:style-name="T87">континуаль</text:span><text:span text:style-name="T144">ної сукупності континуальних множин має потужність континуум.</text:span></text:p>
      <text:p text:style-name="P12"/>
      <text:p text:style-name="P22"><text:span text:style-name="T125">29) </text:span><text:span text:style-name="T13">Чи правиль</text:span><text:span text:style-name="T14">ні</text:span><text:span text:style-name="T13"> та</text:span><text:span text:style-name="T14">кі</text:span><text:span text:style-name="T13"> твердження (</text:span><text:span text:style-name="T16">в</text:span><text:span text:style-name="T13">ідповідь обґрунтувати):</text:span></text:p>
      <text:p text:style-name="P27">(а) якщо А = В, то А ~ В;</text:p>
      <text:p text:style-name="P27"><text:soft-page-break/>(б) якщо А ~ В, то А = В.</text:p>
      <text:p text:style-name="P12"/>
      <text:p text:style-name="P12">30) <text:span text:style-name="T88">Довести, що якщо A та B — зліченні, то A</text:span><text:span text:style-name="T90">⨯</text:span><text:span text:style-name="T88">B — зліченн</text:span><text:span text:style-name="T91">а </text:span><text:span text:style-name="T88">множин</text:span><text:span text:style-name="T91">а</text:span><text:span text:style-name="T88">.</text:span></text:p>
      <text:p text:style-name="P12"/>
      <text:p text:style-name="P22"><text:span text:style-name="T102">31) </text:span><text:span text:style-name="T98">Встановити вза</text:span><text:span text:style-name="T97">є</text:span><text:span text:style-name="T98">мно-однозначну в</text:span><text:span text:style-name="T97">ід</text:span><text:span text:style-name="T98">пов</text:span><text:span text:style-name="T97">ід</text:span><text:span text:style-name="T109">ні</text:span><text:span text:style-name="T98">сть </text:span><text:span text:style-name="T109">мі</text:span><text:span text:style-name="T98">ж точками квадрата </text:span><text:span text:style-name="T97">[</text:span><text:span text:style-name="T98">а, </text:span><text:span text:style-name="T97">b]</text:span><text:span text:style-name="T103">⨯</text:span><text:span text:style-name="T97">[</text:span><text:span text:style-name="T98">а, </text:span><text:span text:style-name="T97">b]</text:span><text:span text:style-name="T98"> та площини.</text:span></text:p>
      <text:p text:style-name="P29"/>
      <text:p text:style-name="P22"><text:span text:style-name="T102">32) </text:span><text:span text:style-name="T97">Довести, що для дов</text:span><text:span text:style-name="T101">іл</text:span><text:span text:style-name="T97">ьних в</text:span><text:span text:style-name="T101">ід</text:span><text:span text:style-name="T97">ношень </text:span><text:span text:style-name="T108">R</text:span><text:span text:style-name="T120">1</text:span><text:span text:style-name="T117"> </text:span><text:span text:style-name="T118">і </text:span><text:span text:style-name="T108">R</text:span><text:span text:style-name="T120">2</text:span><text:span text:style-name="T97"> викону</text:span><text:span text:style-name="T101">є</text:span><text:span text:style-name="T97">ться <text:s/>(</text:span><text:span text:style-name="T108">R</text:span><text:span text:style-name="T120">1</text:span><text:span text:style-name="T117">○</text:span><text:span text:style-name="T108">R</text:span><text:span text:style-name="T120">2</text:span><text:span text:style-name="T101">)</text:span><text:span text:style-name="T124">-1</text:span><text:span text:style-name="T101"> </text:span><text:span text:style-name="T97">= </text:span><text:span text:style-name="T108">R</text:span><text:span text:style-name="T121">2</text:span><text:span text:style-name="T123">-1</text:span><text:span text:style-name="T117">○</text:span><text:span text:style-name="T108">R</text:span><text:span text:style-name="T121">1</text:span><text:span text:style-name="T123">-1</text:span><text:span text:style-name="T110">.</text:span></text:p>
      <text:p text:style-name="P32"/>
      <text:p text:style-name="P22"><text:span text:style-name="T53">33) </text:span><text:span text:style-name="T49">Довести, що об’</text:span><text:span text:style-name="T51">є</text:span><text:span text:style-name="T49">днання </text:span><text:span text:style-name="T48">R</text:span><text:span text:style-name="T79">1</text:span><text:span text:style-name="T49">⋃</text:span><text:span text:style-name="T48">R</text:span><text:span text:style-name="T79">2</text:span><text:span text:style-name="T49"> двох еквівалентностей </text:span><text:span text:style-name="T48">R</text:span><text:span text:style-name="T79">1</text:span><text:span text:style-name="T49"> </text:span><text:span text:style-name="T58">і</text:span><text:span text:style-name="T49"> </text:span><text:span text:style-name="T48">R</text:span><text:span text:style-name="T79">2</text:span><text:span text:style-name="T49"> </text:span><text:span text:style-name="T50">є</text:span><text:span text:style-name="T49"> екв</text:span><text:span text:style-name="T50">і</text:span><text:span text:style-name="T49">валентн</text:span><text:span text:style-name="T50">і</text:span><text:span text:style-name="T49">стю тод</text:span><text:span text:style-name="T50">і</text:span><text:span text:style-name="T49"> й т</text:span><text:span text:style-name="T50">іл</text:span><text:span text:style-name="T49">ьки т</text:span><text:span text:style-name="T50">о</text:span><text:span text:style-name="T49">д</text:span><text:span text:style-name="T50">і</text:span><text:span text:style-name="T49">, коли </text:span><text:span text:style-name="T48">R</text:span><text:span text:style-name="T79">1</text:span><text:span text:style-name="T49">⋃</text:span><text:span text:style-name="T48">R</text:span><text:span text:style-name="T79">2</text:span><text:span text:style-name="T49"> = </text:span><text:span text:style-name="T48">R</text:span><text:span text:style-name="T79">1</text:span><text:span text:style-name="T49">○</text:span><text:span text:style-name="T48">R</text:span><text:span text:style-name="T79">2</text:span><text:span text:style-name="T49">.</text:span></text:p>
      <text:p text:style-name="P35"/>
      <text:p text:style-name="P22"><text:span text:style-name="T53">34) </text:span><text:span text:style-name="T49">Довести, що для дов</text:span><text:span text:style-name="T50">іл</text:span><text:span text:style-name="T49">ьного в</text:span><text:span text:style-name="T50">ід</text:span><text:span text:style-name="T49">ношення екв</text:span><text:span text:style-name="T50">і</text:span><text:span text:style-name="T49">валентнос</text:span><text:span text:style-name="T50">ті </text:span><text:span text:style-name="T48">R</text:span><text:span text:style-name="T49"> викону</text:span><text:span text:style-name="T50">є</text:span><text:span text:style-name="T49">ться р</text:span><text:span text:style-name="T50">і</text:span><text:span text:style-name="T49">вн</text:span><text:span text:style-name="T50">і</text:span><text:span text:style-name="T49">сть </text:span><text:span text:style-name="T48">R</text:span><text:span text:style-name="T57">○</text:span><text:span text:style-name="T48">R</text:span><text:span text:style-name="T49"> = </text:span><text:span text:style-name="T48">R</text:span><text:span text:style-name="T49">.</text:span></text:p>
      <text:p text:style-name="P35"/>
      <text:p text:style-name="P26"><text:span text:style-name="T72">35) </text:span><text:span text:style-name="T65">Довести, що компози</text:span><text:span text:style-name="T66">ці</text:span><text:span text:style-name="T65">я </text:span><text:span text:style-name="T64">R</text:span><text:span text:style-name="T81">1</text:span><text:span text:style-name="T65">○</text:span><text:span text:style-name="T64">R</text:span><text:span text:style-name="T81">2</text:span><text:span text:style-name="T65"> двох еквівалентностей </text:span><text:span text:style-name="T64">R</text:span><text:span text:style-name="T81">1</text:span><text:span text:style-name="T65"> </text:span><text:span text:style-name="T73">і</text:span><text:span text:style-name="T65"> </text:span><text:span text:style-name="T64">R</text:span><text:span text:style-name="T81">2</text:span><text:span text:style-name="T65"> </text:span><text:span text:style-name="T66">є</text:span><text:span text:style-name="T65"> екв</text:span><text:span text:style-name="T66">і</text:span><text:span text:style-name="T65">валент</text:span><text:span text:style-name="T66">ні</text:span><text:span text:style-name="T65">стю, якщо </text:span><text:span text:style-name="T64">R</text:span><text:span text:style-name="T81">1</text:span><text:span text:style-name="T65">○</text:span><text:span text:style-name="T64">R</text:span><text:span text:style-name="T81">2 </text:span><text:span text:style-name="T67">=</text:span><text:span text:style-name="T65"> </text:span><text:span text:style-name="T64">R</text:span><text:span text:style-name="T81">1</text:span><text:span text:style-name="T65">⋃</text:span><text:span text:style-name="T64">R</text:span><text:span text:style-name="T81">2</text:span><text:span text:style-name="T65">. </text:span><text:span text:style-name="T67">Чи вірне обернене твердження? (Відповідь обґрунтувати).</text:span></text:p>
      <text:p text:style-name="P36"/>
      <text:p text:style-name="P22"><text:span text:style-name="T53">36) </text:span><text:span text:style-name="T49">Побудувати найменше в</text:span><text:span text:style-name="T51">ід</text:span><text:span text:style-name="T49">ношення еквівалентност</text:span><text:span text:style-name="T51">і</text:span><text:span text:style-name="T49"> </text:span><text:span text:style-name="T51">Q</text:span><text:span text:style-name="T49"> на множи</text:span><text:span text:style-name="T51">ні </text:span><text:span text:style-name="T49">М = {1, 2, 3}, що включа</text:span><text:span text:style-name="T52">є</text:span><text:span text:style-name="T49"> задане в</text:span><text:span text:style-name="T52">ід</text:span><text:span text:style-name="T49">ношення К = {(2, </text:span><text:span text:style-name="T52">1</text:span><text:span text:style-name="T49">), (3, </text:span><text:span text:style-name="T52">2</text:span><text:span text:style-name="T49">)}.</text:span></text:p>
      <text:p text:style-name="P35"/>
      <text:p text:style-name="P24"><text:span text:style-name="T72">37) </text:span><text:span text:style-name="T65">Нехай </text:span><text:span text:style-name="T64">R</text:span><text:span text:style-name="T65"> — транзитивне в</text:span><text:span text:style-name="T68">ід</text:span><text:span text:style-name="T65">ношення на множи</text:span><text:span text:style-name="T68">ні</text:span><text:span text:style-name="T65"> М. Довести, що </text:span><text:span text:style-name="T64">R</text:span><text:span text:style-name="T65"> </text:span><text:span text:style-name="T68">є</text:span><text:span text:style-name="T65"> частковим порядком на </text:span><text:span text:style-name="T68">М</text:span><text:span text:style-name="T65"> тод</text:span><text:span text:style-name="T68">і</text:span><text:span text:style-name="T65"> й </text:span><text:span text:style-name="T68">ті</text:span><text:span text:style-name="T65">льки тод</text:span><text:span text:style-name="T68">і</text:span><text:span text:style-name="T65">, коли </text:span><text:span text:style-name="T68">R</text:span><text:span text:style-name="T61">⋂</text:span><text:span text:style-name="T68">R</text:span><text:span text:style-name="T83">-1 </text:span><text:span text:style-name="T68">= i</text:span><text:span text:style-name="T82">A</text:span><text:span text:style-name="T68">.</text:span></text:p>
      <text:p text:style-name="P37"/>
      <text:p text:style-name="P24"><text:span text:style-name="T72">38) </text:span><text:span text:style-name="T68">Нехай </text:span><text:span text:style-name="T60">≤</text:span><text:span text:style-name="T68"> </text:span><text:span text:style-name="T69">i</text:span><text:span text:style-name="T68"> &lt; — традиц</text:span><text:span text:style-name="T69">ійні</text:span><text:span text:style-name="T68"> в</text:span><text:span text:style-name="T69">ід</text:span><text:span text:style-name="T68">ношення порядку на множи</text:span><text:span text:style-name="T69">ні</text:span><text:span text:style-name="T68"> натуральних чи</text:span><text:span text:style-name="T69">сел N. Довести, що </text:span></text:p>
      <text:p text:style-name="P25"><text:span text:style-name="T63"><text:s/></text:span><text:span text:style-name="T68">&lt;</text:span><text:span text:style-name="T65">○</text:span><text:span text:style-name="T68">&lt; </text:span><text:span text:style-name="T59">≠</text:span><text:span text:style-name="T63"> </text:span><text:span text:style-name="T68">&lt;</text:span><text:span text:style-name="T59">.</text:span></text:p>
      <text:p text:style-name="P39"/>
      <text:p text:style-name="P40"><text:span text:style-name="T39">39) </text:span><text:span text:style-name="T34">Довести, що композиція </text:span><text:span text:style-name="T35">R</text:span><text:span text:style-name="T1">1</text:span><text:span text:style-name="T29">○</text:span><text:span text:style-name="T35">R</text:span><text:span text:style-name="T1">2</text:span><text:span text:style-name="T34"> транзитивних відношень </text:span><text:span text:style-name="T35">R</text:span><text:span text:style-name="T1">1</text:span><text:span text:style-name="T36"> </text:span><text:span text:style-name="T30">і</text:span><text:span text:style-name="T36"> </text:span><text:span text:style-name="T35">R</text:span><text:span text:style-name="T1">2</text:span><text:span text:style-name="T36"> </text:span><text:span text:style-name="T37">є</text:span><text:span text:style-name="T34"> транзитивним відношенням, якщо </text:span><text:span text:style-name="T35">R</text:span><text:span text:style-name="T1">1</text:span><text:span text:style-name="T29">○</text:span><text:span text:style-name="T35">R</text:span><text:span text:style-name="T1">2</text:span><text:span text:style-name="T38"> = </text:span><text:span text:style-name="T35">R</text:span><text:span text:style-name="T2">2</text:span><text:span text:style-name="T29">○</text:span><text:span text:style-name="T35">R</text:span><text:span text:style-name="T2">1</text:span><text:span text:style-name="T34">. Чи вірне обернене твердження? (Відповідь обґрунтувати).</text:span></text:p>
      <text:p text:style-name="P57"/>
      <text:p text:style-name="P40"><text:span text:style-name="T39">40) </text:span>Довести, що будь-яка непорожня скінченна частково впорядкована множина А містить мінімальний і максимальний елементи.</text:p>
      <text:p text:style-name="P34"/>
      <text:p text:style-name="P22"><text:span text:style-name="T116">41) </text:span><text:span text:style-name="T111">Довести, що об’</text:span><text:span text:style-name="T112">є</text:span><text:span text:style-name="T111">днання </text:span><text:span text:style-name="T112">f</text:span><text:span text:style-name="T122">1</text:span><text:span text:style-name="T111">⋃</text:span><text:span text:style-name="T112">f</text:span><text:span text:style-name="T122">2</text:span><text:span text:style-name="T111"> двох в</text:span><text:span text:style-name="T112">ідо</text:span><text:span text:style-name="T111">бражень </text:span><text:span text:style-name="T112">f</text:span><text:span text:style-name="T122">1</text:span><text:span text:style-name="T111"> </text:span><text:span text:style-name="T112">і f</text:span><text:span text:style-name="T122">2 <text:s/></text:span><text:span text:style-name="T111">з </text:span><text:span text:style-name="T112">А</text:span><text:span text:style-name="T111"> в В буде в</text:span><text:span text:style-name="T112">ід</text:span><text:span text:style-name="T111">ображенням </text:span><text:span text:style-name="T112">з</text:span><text:span text:style-name="T111"> А </text:span><text:span text:style-name="T113">в </text:span><text:span text:style-name="T111">В тод</text:span><text:span text:style-name="T112">і</text:span><text:span text:style-name="T111"> й т</text:span><text:span text:style-name="T112">іл</text:span><text:span text:style-name="T111">ьки тод</text:span><text:span text:style-name="T112">і</text:span><text:span text:style-name="T111">, коли <text:s/></text:span><text:span text:style-name="T112">f</text:span><text:span text:style-name="T122">1</text:span><text:span text:style-name="T111"> </text:span><text:span text:style-name="T119">=</text:span><text:span text:style-name="T111"> </text:span><text:span text:style-name="T112">f</text:span><text:span text:style-name="T122">2</text:span><text:span text:style-name="T112">.</text:span></text:p>
      <text:p text:style-name="P33"/>
      <text:p text:style-name="P22"><text:span text:style-name="T86">42) </text:span><text:span text:style-name="T85">За яких умов виконуються рівності</text:span><text:span text:style-name="T125">: (а) А⋃В = А </text:span><text:span text:style-name="T40">⋂</text:span><text:span text:style-name="T125"> В; </text:span><text:span text:style-name="T133">(</text:span><text:span text:style-name="T134">б</text:span><text:span text:style-name="T133">) A \ B = </text:span><text:span text:style-name="T41">⊘</text:span><text:span text:style-name="T33">?</text:span></text:p>
      <text:p text:style-name="P12"/>
      <text:p text:style-name="P22"><text:span text:style-name="T102">43) </text:span><text:span text:style-name="T96">Довести, </text:span><text:span text:style-name="T88">що скінченні множини еквівалентні тоді і тільки тоді, коли кількість їх елементів співпадає.</text:span></text:p>
      <text:p text:style-name="P43"/>
      <text:p text:style-name="P44"><text:span text:style-name="T95">44) </text:span><text:span text:style-name="T88">Чи можна накреслити на площи</text:span><text:span text:style-name="T105">ні</text:span><text:span text:style-name="T88"> континуальну множину кру</text:span><text:span text:style-name="T89">гі</text:span><text:span text:style-name="T88">в, жод</text:span><text:span text:style-name="T89">ні </text:span><text:span text:style-name="T88">два з яких не перетинаються? </text:span><text:span text:style-name="T92">(Відповідь обґрунтувати).</text:span></text:p>
      <text:p text:style-name="P43"/>
      <text:p text:style-name="P26"><text:span text:style-name="T72">45) </text:span><text:span text:style-name="T70">Якою </text:span><text:span text:style-name="T71">є</text:span><text:span text:style-name="T70"> потуж</text:span><text:span text:style-name="T71">ні</text:span><text:span text:style-name="T70">сть множини усіх в</text:span><text:span text:style-name="T71">ід</text:span><text:span text:style-name="T70">ображень типу </text:span><text:span text:style-name="T71">N</text:span><text:span text:style-name="T62">→</text:span><text:span text:style-name="T70">{0, 1}? (Відповідь обґрунтувати).</text:span></text:p>
      <text:p text:style-name="P38"/>
      <text:p text:style-name="P47"><text:span text:style-name="T45">46) </text:span><text:span text:style-name="T42">Показати</text:span><text:span text:style-name="T43">, </text:span><text:span text:style-name="T42">що</text:span><text:span text:style-name="T43"> всюди визначеність </text:span><text:span text:style-name="T44">відповідності</text:span><text:span text:style-name="T43"> не є інваріантн</text:span><text:span text:style-name="T44">ою</text:span><text:span text:style-name="T43"> відносно перетину.</text:span></text:p>
      <text:p text:style-name="P58"/>
      <text:p text:style-name="P44"><text:span text:style-name="T94">47) </text:span><text:span text:style-name="T92">Довести, що множина вс</text:span><text:span text:style-name="T93">і</text:span><text:span text:style-name="T92">х ск</text:span><text:span text:style-name="T93">ін</text:span><text:span text:style-name="T92">ченних п</text:span><text:span text:style-name="T93">ід</text:span><text:span text:style-name="T92">множин зл</text:span><text:span text:style-name="T104">і</text:span><text:span text:style-name="T92">ченно</text:span><text:span text:style-name="T93">ї</text:span><text:span text:style-name="T92"> множини — зл</text:span><text:span text:style-name="T93">і</text:span><text:span text:style-name="T92">ченна.</text:span></text:p>
      <text:p text:style-name="P13"/>
      <text:p text:style-name="P23"><text:span text:style-name="T17">48) </text:span><text:span text:style-name="T13">Довести, що множина в</text:span><text:span text:style-name="T15">сі</text:span><text:span text:style-name="T13">х зл</text:span><text:span text:style-name="T15">і</text:span><text:span text:style-name="T13">ченних посл</text:span><text:span text:style-name="T47">ід</text:span><text:span text:style-name="T13">овностей натуральних чисел ма</text:span><text:span text:style-name="T15">є</text:span><text:span text:style-name="T13"> потуж</text:span><text:span text:style-name="T47">ні</text:span><text:span text:style-name="T13">сть континуум.</text:span></text:p>
      <text:p text:style-name="P28"/>
      <text:p text:style-name="P23"><text:soft-page-break/><text:span text:style-name="T102">49) </text:span><text:span text:style-name="T98">Число, яке не </text:span><text:span text:style-name="T99">є</text:span><text:span text:style-name="T98"> коренем жодного многочлена з ра</text:span><text:span text:style-name="T99">ці</text:span><text:span text:style-name="T98">ональними коеф</text:span><text:span text:style-name="T106">іці</text:span><text:span text:style-name="T107">є</text:span><text:span text:style-name="T98">нтами, назива</text:span><text:span text:style-name="T99">є</text:span><text:span text:style-name="T98">ться трансцендентним. </text:span><text:span text:style-name="T99">Довести, що м</text:span><text:span text:style-name="T98">ножина в</text:span><text:span text:style-name="T99">сі</text:span><text:span text:style-name="T98">х трансцендентних чисел континуальна.</text:span></text:p>
      <text:p text:style-name="P30"/>
      <text:p text:style-name="P23"><text:span text:style-name="T102">50) </text:span><text:span text:style-name="T98">Побудувати взаємно-однозначну відповідність між точками довільн</text:span><text:span text:style-name="T108">их двох</text:span><text:span text:style-name="T98"> відрізк</text:span><text:span text:style-name="T100">ів</text:span><text:span text:style-name="T98"> </text:span><text:span text:style-name="T97">[</text:span><text:span text:style-name="T98">а, </text:span><text:span text:style-name="T97">b] </text:span><text:span text:style-name="T98">i </text:span><text:span text:style-name="T97">[</text:span><text:span text:style-name="T100">c</text:span><text:span text:style-name="T98">, </text:span><text:span text:style-name="T100">d</text:span><text:span text:style-name="T97">].</text:span></text:p>
      <text:p text:style-name="P31"/>
      <text:p text:style-name="P45"><text:span text:style-name="T116">51) </text:span><text:span text:style-name="T114">Довести, що м</text:span><text:span text:style-name="T115">ножина в</text:span><text:span text:style-name="T114">сі</text:span><text:span text:style-name="T115">х п</text:span><text:span text:style-name="T114">ід</text:span><text:span text:style-name="T115">множин зл</text:span><text:span text:style-name="T114">і</text:span><text:span text:style-name="T115">ченно</text:span><text:span text:style-name="T114">ї</text:span><text:span text:style-name="T115"> множини А ма</text:span><text:span text:style-name="T114">є </text:span><text:span text:style-name="T115">потуж</text:span><text:span text:style-name="T114">ні</text:span><text:span text:style-name="T115">сть континуум.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1:02:37.568930160</dc:date>
    <meta:editing-cycles>34</meta:editing-cycles>
    <meta:editing-duration>PT9H49M45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0" meta:character-count="6432" meta:non-whitespace-character-count="5371"/>
  </office:meta>
</office:document-meta>
</file>